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erif"/>
    </style:style>
    <style:style style:name="P2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DejaVu Serif" fo:font-size="11pt" fo:font-style="normal" style:text-underline-style="none" fo:font-weight="normal" officeooo:rsid="001fd09a" officeooo:paragraph-rsid="001fd09a" style:text-blinking="false" fo:background-color="transparent"/>
    </style:style>
    <style:style style:name="P3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DejaVu Serif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DejaVu Serif" fo:font-size="11pt" fo:font-style="normal" style:text-underline-style="none" fo:font-weight="normal" officeooo:paragraph-rsid="0020d6e8" style:text-blinking="false" fo:background-color="transparent"/>
    </style:style>
    <style:style style:name="P5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DejaVu Serif" fo:font-size="11pt" fo:font-style="normal" style:text-underline-style="none" fo:font-weight="normal" officeooo:rsid="0020d6e8" officeooo:paragraph-rsid="0020d6e8" style:text-blinking="false" fo:background-color="transparent"/>
    </style:style>
    <style:style style:name="P6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DejaVu Serif" fo:font-size="11pt" fo:font-style="normal" style:text-underline-style="none" fo:font-weight="bold" officeooo:rsid="001fd09a" officeooo:paragraph-rsid="001fd09a" style:text-blinking="false" fo:background-color="transparent" style:font-weight-asian="bold" style:font-weight-complex="bold"/>
    </style:style>
    <style:style style:name="P7" style:family="paragraph" style:parent-style-name="Text_20_body">
      <style:text-properties style:font-name="DejaVu Serif"/>
    </style:style>
    <style:style style:name="P8" style:family="paragraph" style:parent-style-name="Text_20_body">
      <style:paragraph-properties fo:margin-top="0in" fo:margin-bottom="0in" style:contextual-spacing="false" fo:line-height="138%" style:writing-mode="lr-tb"/>
      <style:text-properties style:font-name="DejaVu Serif" fo:font-weight="normal"/>
    </style:style>
    <style:style style:name="P9" style:family="paragraph" style:parent-style-name="Text_20_body">
      <style:paragraph-properties fo:margin-top="0in" fo:margin-bottom="0in" style:contextual-spacing="false" fo:line-height="138%" style:writing-mode="lr-tb"/>
      <style:text-properties style:font-name="DejaVu Serif" fo:font-weight="normal" officeooo:rsid="0020d6e8" officeooo:paragraph-rsid="0020d6e8"/>
    </style:style>
    <style:style style:name="P10" style:family="paragraph" style:parent-style-name="Text_20_body">
      <style:paragraph-properties fo:margin-top="0in" fo:margin-bottom="0in" style:contextual-spacing="false" fo:line-height="138%" style:writing-mode="lr-tb"/>
      <style:text-properties style:font-name="DejaVu Serif"/>
    </style:style>
    <style:style style:name="P11" style:family="paragraph" style:parent-style-name="Text_20_body">
      <style:text-properties style:font-name="DejaVu Serif" officeooo:rsid="0020d6e8" officeooo:paragraph-rsid="0020d6e8"/>
    </style:style>
    <style:style style:name="P12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officeooo:rsid="001fd09a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officeooo:rsid="0020d6e8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1fd09a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0d6e8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0d6e8" style:text-blinking="false" fo:background-color="transparent" loext:char-shading-value="0" style:font-weight-asian="normal" style:font-weight-complex="normal"/>
    </style:style>
    <style:style style:name="T9" style:family="text">
      <style:text-properties fo:font-weight="normal" officeooo:rsid="0020d6e8" style:font-weight-asian="normal" style:font-weight-complex="normal"/>
    </style:style>
    <style:style style:name="T10" style:family="text">
      <style:text-properties officeooo:rsid="001fd09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0d6e8" style:font-weight-asian="bold" style:font-weight-complex="bold"/>
    </style:style>
    <style:style style:name="T13" style:family="text">
      <style:text-properties officeooo:rsid="0020d6e8"/>
    </style:style>
    <style:style style:name="gr1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text:span text:style-name="T11">Algorithm</text:span>: Root method</text:p>
      <text:p text:style-name="P3"><draw:line text:anchor-type="paragraph" draw:z-index="0" draw:name="Line 1" draw:style-name="gr1" draw:text-style-name="P12" svg:x1="-0.1417in" svg:y1="-0.0016in" svg:x2="6.7575in" svg:y2="-0.0016in"><text:p/></draw:line></text:p>
      <text:p text:style-name="P10"><text:bookmark text:name="docs-internal-guid-f2188fd6-7fff-3899-65e2-5928ee93b533"/><text:span text:style-name="T8">1:</text:span><text:span text:style-name="T4"> </text:span><text:span text:style-name="T3">Procedure</text:span><text:span text:style-name="T6">: </text:span><text:span text:style-name="T5">In Main MCTS run</text:span></text:p>
      <text:p text:style-name="P10"><text:span text:style-name="T7">2:</text:span><text:span text:style-name="T5"><text:tab/>New Cathedral state</text:span></text:p>
      <text:p text:style-name="P4"><text:span text:style-name="T13">3:</text:span><text:tab/>vector&lt;mcts_trees&gt;</text:p>
      <text:p text:style-name="P5">4:</text:p>
      <text:p text:style-name="P3"><text:span text:style-name="T13">5:</text:span><text:tab/>for(number of threads)</text:p>
      <text:p text:style-name="P3"><text:span text:style-name="T13">6:</text:span><text:tab/><text:tab/>Push back new tree</text:p>
      <text:p text:style-name="P11">7:</text:p>
      <text:p text:style-name="P3"><text:span text:style-name="T13">8:</text:span><text:tab/>for(number of threads)</text:p>
      <text:p text:style-name="P3"><text:span text:style-name="T13">9:</text:span><text:tab/><text:tab/>Futures async</text:p>
      <text:p text:style-name="P3"><text:span text:style-name="T13">10:</text:span><text:tab/><text:tab/>tree.growTree(max iterations, max seconds)</text:p>
      <text:p text:style-name="P11">11:</text:p>
      <text:p text:style-name="P3"><text:span text:style-name="T13">12:</text:span><text:tab/>for(number of threads)</text:p>
      <text:p text:style-name="P4"><text:span text:style-name="T13">13:</text:span><text:tab/><text:tab/>Wait for all threads to return</text:p>
      <text:p text:style-name="P11">14:</text:p>
      <text:p text:style-name="P3"><text:span text:style-name="T13">15:</text:span><text:tab/>for(number of threads)</text:p>
      <text:p text:style-name="P3"><text:span text:style-name="T13">16:</text:span><text:tab/><text:tab/>Print stats</text:p>
      <text:p text:style-name="P3"><text:span text:style-name="T13">17:</text:span><text:tab/><text:tab/>Tree.selectbestchild</text:p>
      <text:p text:style-name="P3"><text:span text:style-name="T13">18:</text:span><text:tab/><text:tab/>Tree.get winrate</text:p>
      <text:p text:style-name="P11">19:</text:p>
      <text:p text:style-name="P3"><text:span text:style-name="T13">20:</text:span><text:tab/>Select overall best move</text:p>
      <text:p text:style-name="P11">21:</text:p>
      <text:p text:style-name="P6"><text:span text:style-name="T9">22: </text:span><text:span text:style-name="T13">E</text:span>nd procedur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9"><text:span text:style-name="T2">Algorithm</text:span><text:span text:style-name="T1">: Leaf Method</text:span></text:p>
      <text:p text:style-name="P8"><draw:line text:anchor-type="paragraph" draw:z-index="1" draw:name="Line 2" draw:style-name="gr1" draw:text-style-name="P12" svg:x1="-0.1417in" svg:y1="-0.0016in" svg:x2="6.7575in" svg:y2="-0.0016in"><text:p/></draw:line><text:span text:style-name="T1"/></text:p>
      <text:p text:style-name="P3"><text:span text:style-name="T13">1: </text:span><text:span text:style-name="T12">Procedure</text:span><text:span text:style-name="T13">: </text:span>In Rollouts </text:p>
      <text:p text:style-name="P3"><text:span text:style-name="T13">2: <text:tab/></text:span>for number of threads </text:p>
      <text:p text:style-name="P3"><text:span text:style-name="T13">3: <text:tab/><text:tab/></text:span>scheduler new rollout job(state, &amp;results)</text:p>
      <text:p text:style-name="P4"><text:span text:style-name="T13">5: <text:tab/></text:span></text:p>
      <text:p text:style-name="P4"><text:span text:style-name="T13">5: <text:tab/>w</text:span>hile (jobs != finished)</text:p>
      <text:p text:style-name="P3"><text:span text:style-name="T13">6: <text:tab/><text:tab/></text:span>wait </text:p>
      <text:p text:style-name="P11">7:</text:p>
      <text:p text:style-name="P3"><text:span text:style-name="T13">8:<text:tab/> </text:span>for number of threads </text:p>
      <text:p text:style-name="P3"><text:span text:style-name="T13">9: <text:tab/><text:tab/></text:span>scoreSum += result</text:p>
      <text:p text:style-name="P11">10:</text:p>
      <text:p text:style-name="P3"><text:span text:style-name="T13">11: <text:tab/></text:span>backpropogate (scoreSum, number of threads)</text:p>
      <text:p text:style-name="P11">12: <text:span text:style-name="T11">End procedure</text:span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9:34:49.252157005</meta:creation-date>
    <dc:date>2024-11-07T20:32:45.543935690</dc:date>
    <meta:editing-duration>PT15M4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6" meta:word-count="119" meta:character-count="723" meta:non-whitespace-character-count="617"/>
  </office:meta>
</office:document-meta>
</file>